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o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so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c0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vc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crel1</text:p>
          </table:table-cell>
          <table:table-cell office:value-type="string" calcext:value-type="string">
            <text:p>vcrel0</text:p>
          </table:table-cell>
          <table:table-cell office:value-type="string" calcext:value-type="string">
            <text:p>vcrel2</text:p>
          </table:table-cell>
          <table:table-cell office:value-type="string" calcext:value-type="string">
            <text:p>pra1</text:p>
          </table:table-cell>
          <table:table-cell office:value-type="string" calcext:value-type="string">
            <text:p>pra2</text:p>
          </table:table-cell>
          <table:table-cell office:value-type="string" calcext:value-type="string">
            <text:p>pdiff</text:p>
          </table:table-cell>
          <table:table-cell office:value-type="string" calcext:value-type="string">
            <text:p>pra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04.72121230235" calcext:value-type="float">
            <text:p>6204.7212123024</text:p>
          </table:table-cell>
          <table:table-cell office:value-type="float" office:value="0" calcext:value-type="float">
            <text:p>0</text:p>
          </table:table-cell>
          <table:table-cell office:value-type="float" office:value="5170.60101025196" calcext:value-type="float">
            <text:p>5170.601010252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.02079712981785" calcext:value-type="float">
            <text:p>1.0207971298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399" calcext:value-type="float">
            <text:p>399</text:p>
          </table:table-cell>
          <table:table-cell office:value-type="float" office:value="5278.13467069849" calcext:value-type="float">
            <text:p>5278.1346706985</text:p>
          </table:table-cell>
          <table:table-cell office:value-type="float" office:value="0.178571428571429" calcext:value-type="float">
            <text:p>0.1785714286</text:p>
          </table:table-cell>
          <table:table-cell office:value-type="float" office:value="0.65" calcext:value-type="float">
            <text:p>0.65</text:p>
          </table:table-cell>
          <table:table-cell office:value-type="float" office:value="0.221428571428571" calcext:value-type="float">
            <text:p>0.2214285714</text:p>
          </table:table-cell>
          <table:table-cell office:value-type="float" office:value="3.96" calcext:value-type="float">
            <text:p>3.96</text:p>
          </table:table-cell>
          <table:table-cell office:value-type="float" office:value="3.74193548387097" calcext:value-type="float">
            <text:p>3.7419354839</text:p>
          </table:table-cell>
          <table:table-cell office:value-type="float" office:value="0.37844611528822" calcext:value-type="float">
            <text:p>0.3784461153</text:p>
          </table:table-cell>
          <table:table-cell office:value-type="float" office:value="2.74175824175824" calcext:value-type="float">
            <text:p>2.7417582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62.94612872079" calcext:value-type="float">
            <text:p>3062.9461287208</text:p>
          </table:table-cell>
          <table:table-cell office:value-type="float" office:value="0" calcext:value-type="float">
            <text:p>0</text:p>
          </table:table-cell>
          <table:table-cell office:value-type="float" office:value="2554.27801692722" calcext:value-type="float">
            <text:p>2554.2780169272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.02309459523194" calcext:value-type="float">
            <text:p>1.0230945952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455" calcext:value-type="float">
            <text:p>455</text:p>
          </table:table-cell>
          <table:table-cell office:value-type="float" office:value="2613.268033838" calcext:value-type="float">
            <text:p>2613.268033838</text:p>
          </table:table-cell>
          <table:table-cell office:value-type="float" office:value="0.243333333333333" calcext:value-type="float">
            <text:p>0.2433333333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303333333333333" calcext:value-type="float">
            <text:p>0.3033333333</text:p>
          </table:table-cell>
          <table:table-cell office:value-type="float" office:value="3.46575342465753" calcext:value-type="float">
            <text:p>3.4657534247</text:p>
          </table:table-cell>
          <table:table-cell office:value-type="float" office:value="3.12087912087912" calcext:value-type="float">
            <text:p>3.1208791209</text:p>
          </table:table-cell>
          <table:table-cell office:value-type="float" office:value="0.421978021978022" calcext:value-type="float">
            <text:p>0.421978022</text:p>
          </table:table-cell>
          <table:table-cell office:value-type="float" office:value="2.55454545454545" calcext:value-type="float">
            <text:p>2.5545454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08.56602341426" calcext:value-type="float">
            <text:p>4508.5660234143</text:p>
          </table:table-cell>
          <table:table-cell office:value-type="float" office:value="0" calcext:value-type="float">
            <text:p>0</text:p>
          </table:table-cell>
          <table:table-cell office:value-type="float" office:value="3757.13835284522" calcext:value-type="float">
            <text:p>3757.1383528452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.04196917651987" calcext:value-type="float">
            <text:p>1.0419691765</text:p>
          </table:table-cell>
          <table:table-cell office:value-type="float" office:value="83" calcext:value-type="float">
            <text:p>83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452" calcext:value-type="float">
            <text:p>452</text:p>
          </table:table-cell>
          <table:table-cell office:value-type="float" office:value="3914.82235558535" calcext:value-type="float">
            <text:p>3914.8223555854</text:p>
          </table:table-cell>
          <table:table-cell office:value-type="float" office:value="0.22258064516129" calcext:value-type="float">
            <text:p>0.2225806452</text:p>
          </table:table-cell>
          <table:table-cell office:value-type="float" office:value="0.725806451612903" calcext:value-type="float">
            <text:p>0.7258064516</text:p>
          </table:table-cell>
          <table:table-cell office:value-type="float" office:value="0.267741935483871" calcext:value-type="float">
            <text:p>0.2677419355</text:p>
          </table:table-cell>
          <table:table-cell office:value-type="float" office:value="3.34782608695652" calcext:value-type="float">
            <text:p>3.347826087</text:p>
          </table:table-cell>
          <table:table-cell office:value-type="float" office:value="3.12048192771084" calcext:value-type="float">
            <text:p>3.1204819277</text:p>
          </table:table-cell>
          <table:table-cell office:value-type="float" office:value="0.393805309734513" calcext:value-type="float">
            <text:p>0.3938053097</text:p>
          </table:table-cell>
          <table:table-cell office:value-type="float" office:value="2.49777777777778" calcext:value-type="float">
            <text:p>2.497777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63.34024387773" calcext:value-type="float">
            <text:p>4363.3402438777</text:p>
          </table:table-cell>
          <table:table-cell office:value-type="float" office:value="0" calcext:value-type="float">
            <text:p>0</text:p>
          </table:table-cell>
          <table:table-cell office:value-type="float" office:value="3636.11686989811" calcext:value-type="float">
            <text:p>3636.1168698981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229" calcext:value-type="float">
            <text:p>229</text:p>
          </table:table-cell>
          <table:table-cell office:value-type="float" office:value="89" calcext:value-type="float">
            <text:p>89</text:p>
          </table:table-cell>
          <table:table-cell office:value-type="float" office:value="191" calcext:value-type="float">
            <text:p>191</text:p>
          </table:table-cell>
          <table:table-cell office:value-type="float" office:value="392.000000000001" calcext:value-type="float">
            <text:p>392</text:p>
          </table:table-cell>
          <table:table-cell office:value-type="float" office:value="3636.11686989811" calcext:value-type="float">
            <text:p>3636.1168698981</text:p>
          </table:table-cell>
          <table:table-cell office:value-type="float" office:value="0.306896551724138" calcext:value-type="float">
            <text:p>0.3068965517</text:p>
          </table:table-cell>
          <table:table-cell office:value-type="float" office:value="0.668965517241379" calcext:value-type="float">
            <text:p>0.6689655172</text:p>
          </table:table-cell>
          <table:table-cell office:value-type="float" office:value="0.382758620689655" calcext:value-type="float">
            <text:p>0.3827586207</text:p>
          </table:table-cell>
          <table:table-cell office:value-type="float" office:value="3.15730337078652" calcext:value-type="float">
            <text:p>3.1573033708</text:p>
          </table:table-cell>
          <table:table-cell office:value-type="float" office:value="2.88288288288288" calcext:value-type="float">
            <text:p>2.8828828829</text:p>
          </table:table-cell>
          <table:table-cell office:value-type="float" office:value="0.584183673469387" calcext:value-type="float">
            <text:p>0.5841836735</text:p>
          </table:table-cell>
          <table:table-cell office:value-type="float" office:value="2.62371134020619" calcext:value-type="float">
            <text:p>2.6237113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5.020037339284" calcext:value-type="float">
            <text:p>705.0200373393</text:p>
          </table:table-cell>
          <table:table-cell office:value-type="float" office:value="0" calcext:value-type="float">
            <text:p>0</text:p>
          </table:table-cell>
          <table:table-cell office:value-type="float" office:value="587.516697782736" calcext:value-type="float">
            <text:p>587.5166977827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.0000000000000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04" calcext:value-type="float">
            <text:p>304</text:p>
          </table:table-cell>
          <table:table-cell office:value-type="float" office:value="587.516697782739" calcext:value-type="float">
            <text:p>587.51669778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560714285714286" calcext:value-type="float">
            <text:p>0.5607142857</text:p>
          </table:table-cell>
          <table:table-cell office:value-type="float" office:value="0.15" calcext:value-type="float">
            <text:p>0.15</text:p>
          </table:table-cell>
          <table:table-cell office:value-type="float" office:value="4.62857142857143" calcext:value-type="float">
            <text:p>4.6285714286</text:p>
          </table:table-cell>
          <table:table-cell office:value-type="float" office:value="4.54761904761905" calcext:value-type="float">
            <text:p>4.5476190476</text:p>
          </table:table-cell>
          <table:table-cell office:value-type="float" office:value="0.31578947368421" calcext:value-type="float">
            <text:p>0.3157894737</text:p>
          </table:table-cell>
          <table:table-cell office:value-type="float" office:value="2.87261146496815" calcext:value-type="float">
            <text:p>2.872611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35.6261367892" calcext:value-type="float">
            <text:p>16935.6261367892</text:p>
          </table:table-cell>
          <table:table-cell office:value-type="float" office:value="0" calcext:value-type="float">
            <text:p>0</text:p>
          </table:table-cell>
          <table:table-cell office:value-type="float" office:value="14113.0217806576" calcext:value-type="float">
            <text:p>14113.0217806576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.06631163883007" calcext:value-type="float">
            <text:p>1.0663116388</text:p>
          </table:table-cell>
          <table:table-cell office:value-type="float" office:value="102" calcext:value-type="float">
            <text:p>102</text:p>
          </table:table-cell>
          <table:table-cell office:value-type="float" office:value="198" calcext:value-type="float">
            <text:p>198</text:p>
          </table:table-cell>
          <table:table-cell office:value-type="float" office:value="84" calcext:value-type="float">
            <text:p>84</text:p>
          </table:table-cell>
          <table:table-cell office:value-type="float" office:value="165" calcext:value-type="float">
            <text:p>165</text:p>
          </table:table-cell>
          <table:table-cell office:value-type="float" office:value="442" calcext:value-type="float">
            <text:p>442</text:p>
          </table:table-cell>
          <table:table-cell office:value-type="float" office:value="15048.8793837775" calcext:value-type="float">
            <text:p>15048.8793837775</text:p>
          </table:table-cell>
          <table:table-cell office:value-type="float" office:value="0.270967741935484" calcext:value-type="float">
            <text:p>0.2709677419</text:p>
          </table:table-cell>
          <table:table-cell office:value-type="float" office:value="0.706451612903226" calcext:value-type="float">
            <text:p>0.7064516129</text:p>
          </table:table-cell>
          <table:table-cell office:value-type="float" office:value="0.329032258064516" calcext:value-type="float">
            <text:p>0.3290322581</text:p>
          </table:table-cell>
          <table:table-cell office:value-type="float" office:value="3.02380952380952" calcext:value-type="float">
            <text:p>3.0238095238</text:p>
          </table:table-cell>
          <table:table-cell office:value-type="float" office:value="2.77450980392157" calcext:value-type="float">
            <text:p>2.7745098039</text:p>
          </table:table-cell>
          <table:table-cell office:value-type="float" office:value="0.447963800904977" calcext:value-type="float">
            <text:p>0.4479638009</text:p>
          </table:table-cell>
          <table:table-cell office:value-type="float" office:value="2.48858447488584" calcext:value-type="float">
            <text:p>2.4885844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11.87938407092" calcext:value-type="float">
            <text:p>5711.8793840709</text:p>
          </table:table-cell>
          <table:table-cell office:value-type="float" office:value="0" calcext:value-type="float">
            <text:p>0</text:p>
          </table:table-cell>
          <table:table-cell office:value-type="float" office:value="4759.89948672577" calcext:value-type="float">
            <text:p>4759.8994867258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.06809782687043" calcext:value-type="float">
            <text:p>1.0680978269</text:p>
          </table:table-cell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351" calcext:value-type="float">
            <text:p>351</text:p>
          </table:table-cell>
          <table:table-cell office:value-type="float" office:value="5084.03829789348" calcext:value-type="float">
            <text:p>5084.0382978935</text:p>
          </table:table-cell>
          <table:table-cell office:value-type="float" office:value="0.168965517241379" calcext:value-type="float">
            <text:p>0.1689655172</text:p>
          </table:table-cell>
          <table:table-cell office:value-type="float" office:value="0.624137931034483" calcext:value-type="float">
            <text:p>0.624137931</text:p>
          </table:table-cell>
          <table:table-cell office:value-type="float" office:value="0.203448275862069" calcext:value-type="float">
            <text:p>0.2034482759</text:p>
          </table:table-cell>
          <table:table-cell office:value-type="float" office:value="4.10204081632653" calcext:value-type="float">
            <text:p>4.1020408163</text:p>
          </table:table-cell>
          <table:table-cell office:value-type="float" office:value="3.72881355932203" calcext:value-type="float">
            <text:p>3.7288135593</text:p>
          </table:table-cell>
          <table:table-cell office:value-type="float" office:value="0.378917378917379" calcext:value-type="float">
            <text:p>0.3789173789</text:p>
          </table:table-cell>
          <table:table-cell office:value-type="float" office:value="2.64640883977901" calcext:value-type="float">
            <text:p>2.6464088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68.60963318964" calcext:value-type="float">
            <text:p>3068.6096331897</text:p>
          </table:table-cell>
          <table:table-cell office:value-type="float" office:value="0" calcext:value-type="float">
            <text:p>0</text:p>
          </table:table-cell>
          <table:table-cell office:value-type="float" office:value="2557.17469432471" calcext:value-type="float">
            <text:p>2557.1746943247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.0135990472583" calcext:value-type="float">
            <text:p>1.0135990473</text:p>
          </table:table-cell>
          <table:table-cell office:value-type="float" office:value="80" calcext:value-type="float">
            <text:p>80</text:p>
          </table:table-cell>
          <table:table-cell office:value-type="float" office:value="177" calcext:value-type="float">
            <text:p>177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422" calcext:value-type="float">
            <text:p>422</text:p>
          </table:table-cell>
          <table:table-cell office:value-type="float" office:value="2591.94983384056" calcext:value-type="float">
            <text:p>2591.9498338406</text:p>
          </table:table-cell>
          <table:table-cell office:value-type="float" office:value="0.220689655172414" calcext:value-type="float">
            <text:p>0.2206896552</text:p>
          </table:table-cell>
          <table:table-cell office:value-type="float" office:value="0.696551724137931" calcext:value-type="float">
            <text:p>0.6965517241</text:p>
          </table:table-cell>
          <table:table-cell office:value-type="float" office:value="0.275862068965517" calcext:value-type="float">
            <text:p>0.275862069</text:p>
          </table:table-cell>
          <table:table-cell office:value-type="float" office:value="3.59375" calcext:value-type="float">
            <text:p>3.59375</text:p>
          </table:table-cell>
          <table:table-cell office:value-type="float" office:value="3.2125" calcext:value-type="float">
            <text:p>3.2125</text:p>
          </table:table-cell>
          <table:table-cell office:value-type="float" office:value="0.419431279620853" calcext:value-type="float">
            <text:p>0.4194312796</text:p>
          </table:table-cell>
          <table:table-cell office:value-type="float" office:value="2.55445544554455" calcext:value-type="float">
            <text:p>2.5544554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59.701576197" calcext:value-type="float">
            <text:p>24259.701576197</text:p>
          </table:table-cell>
          <table:table-cell office:value-type="float" office:value="0" calcext:value-type="float">
            <text:p>0</text:p>
          </table:table-cell>
          <table:table-cell office:value-type="float" office:value="20216.4179801642" calcext:value-type="float">
            <text:p>20216.417980164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.10383645940817" calcext:value-type="float">
            <text:p>1.1038364594</text:p>
          </table:table-cell>
          <table:table-cell office:value-type="float" office:value="85" calcext:value-type="float">
            <text:p>8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  <table:table-cell office:value-type="float" office:value="337" calcext:value-type="float">
            <text:p>337</text:p>
          </table:table-cell>
          <table:table-cell office:value-type="float" office:value="22315.6192451402" calcext:value-type="float">
            <text:p>22315.6192451402</text:p>
          </table:table-cell>
          <table:table-cell office:value-type="float" office:value="0.241379310344828" calcext:value-type="float">
            <text:p>0.2413793103</text:p>
          </table:table-cell>
          <table:table-cell office:value-type="float" office:value="0.617241379310345" calcext:value-type="float">
            <text:p>0.6172413793</text:p>
          </table:table-cell>
          <table:table-cell office:value-type="float" office:value="0.293103448275862" calcext:value-type="float">
            <text:p>0.2931034483</text:p>
          </table:table-cell>
          <table:table-cell office:value-type="float" office:value="3.38571428571429" calcext:value-type="float">
            <text:p>3.3857142857</text:p>
          </table:table-cell>
          <table:table-cell office:value-type="float" office:value="3.10588235294118" calcext:value-type="float">
            <text:p>3.1058823529</text:p>
          </table:table-cell>
          <table:table-cell office:value-type="float" office:value="0.522255192878338" calcext:value-type="float">
            <text:p>0.5222551929</text:p>
          </table:table-cell>
          <table:table-cell office:value-type="float" office:value="2.46927374301676" calcext:value-type="float">
            <text:p>2.469273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89.75255078211" calcext:value-type="float">
            <text:p>5289.7525507821</text:p>
          </table:table-cell>
          <table:table-cell office:value-type="float" office:value="0" calcext:value-type="float">
            <text:p>0</text:p>
          </table:table-cell>
          <table:table-cell office:value-type="float" office:value="4408.12712565176" calcext:value-type="float">
            <text:p>4408.1271256518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8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57.000000000001" calcext:value-type="float">
            <text:p>257</text:p>
          </table:table-cell>
          <table:table-cell office:value-type="float" office:value="92" calcext:value-type="float">
            <text:p>92</text:p>
          </table:table-cell>
          <table:table-cell office:value-type="float" office:value="217" calcext:value-type="float">
            <text:p>217</text:p>
          </table:table-cell>
          <table:table-cell office:value-type="float" office:value="475" calcext:value-type="float">
            <text:p>475</text:p>
          </table:table-cell>
          <table:table-cell office:value-type="float" office:value="4408.12712565167" calcext:value-type="float">
            <text:p>4408.1271256517</text:p>
          </table:table-cell>
          <table:table-cell office:value-type="float" office:value="0.317241379310345" calcext:value-type="float">
            <text:p>0.3172413793</text:p>
          </table:table-cell>
          <table:table-cell office:value-type="float" office:value="0.737931034482759" calcext:value-type="float">
            <text:p>0.7379310345</text:p>
          </table:table-cell>
          <table:table-cell office:value-type="float" office:value="0.379310344827586" calcext:value-type="float">
            <text:p>0.3793103448</text:p>
          </table:table-cell>
          <table:table-cell office:value-type="float" office:value="2.92391304347826" calcext:value-type="float">
            <text:p>2.9239130435</text:p>
          </table:table-cell>
          <table:table-cell office:value-type="float" office:value="2.73636363636364" calcext:value-type="float">
            <text:p>2.7363636364</text:p>
          </table:table-cell>
          <table:table-cell office:value-type="float" office:value="0.541052631578949" calcext:value-type="float">
            <text:p>0.5410526316</text:p>
          </table:table-cell>
          <table:table-cell office:value-type="float" office:value="2.51869158878505" calcext:value-type="float">
            <text:p>2.5186915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91.6948259634" calcext:value-type="float">
            <text:p>5591.6948259634</text:p>
          </table:table-cell>
          <table:table-cell office:value-type="float" office:value="0" calcext:value-type="float">
            <text:p>0</text:p>
          </table:table-cell>
          <table:table-cell office:value-type="float" office:value="4659.74568830283" calcext:value-type="float">
            <text:p>4659.7456883028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.00482526887264" calcext:value-type="float">
            <text:p>1.0048252689</text:p>
          </table:table-cell>
          <table:table-cell office:value-type="float" office:value="116" calcext:value-type="float">
            <text:p>116</text:p>
          </table:table-cell>
          <table:table-cell office:value-type="float" office:value="224" calcext:value-type="float">
            <text:p>224</text:p>
          </table:table-cell>
          <table:table-cell office:value-type="float" office:value="96" calcext:value-type="float">
            <text:p>96</text:p>
          </table:table-cell>
          <table:table-cell office:value-type="float" office:value="187" calcext:value-type="float">
            <text:p>187</text:p>
          </table:table-cell>
          <table:table-cell office:value-type="float" office:value="381" calcext:value-type="float">
            <text:p>381</text:p>
          </table:table-cell>
          <table:table-cell office:value-type="float" office:value="4682.230214127" calcext:value-type="float">
            <text:p>4682.230214127</text:p>
          </table:table-cell>
          <table:table-cell office:value-type="float" office:value="0.331034482758621" calcext:value-type="float">
            <text:p>0.3310344828</text:p>
          </table:table-cell>
          <table:table-cell office:value-type="float" office:value="0.658620689655172" calcext:value-type="float">
            <text:p>0.6586206897</text:p>
          </table:table-cell>
          <table:table-cell office:value-type="float" office:value="0.4" calcext:value-type="float">
            <text:p>0.4</text:p>
          </table:table-cell>
          <table:table-cell office:value-type="float" office:value="3.17708333333333" calcext:value-type="float">
            <text:p>3.1770833333</text:p>
          </table:table-cell>
          <table:table-cell office:value-type="float" office:value="2.88793103448276" calcext:value-type="float">
            <text:p>2.8879310345</text:p>
          </table:table-cell>
          <table:table-cell office:value-type="float" office:value="0.587926509186352" calcext:value-type="float">
            <text:p>0.5879265092</text:p>
          </table:table-cell>
          <table:table-cell office:value-type="float" office:value="2.73821989528796" calcext:value-type="float">
            <text:p>2.7382198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83.3622652142" calcext:value-type="float">
            <text:p>18383.3622652142</text:p>
          </table:table-cell>
          <table:table-cell office:value-type="float" office:value="0" calcext:value-type="float">
            <text:p>0</text:p>
          </table:table-cell>
          <table:table-cell office:value-type="float" office:value="15319.4685543452" calcext:value-type="float">
            <text:p>15319.468554345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.03909132643393" calcext:value-type="float">
            <text:p>1.0390913264</text:p>
          </table:table-cell>
          <table:table-cell office:value-type="float" office:value="92" calcext:value-type="float">
            <text:p>92</text:p>
          </table:table-cell>
          <table:table-cell office:value-type="float" office:value="208" calcext:value-type="float">
            <text:p>208</text:p>
          </table:table-cell>
          <table:table-cell office:value-type="float" office:value="79" calcext:value-type="float">
            <text:p>79</text:p>
          </table:table-cell>
          <table:table-cell office:value-type="float" office:value="174" calcext:value-type="float">
            <text:p>174</text:p>
          </table:table-cell>
          <table:table-cell office:value-type="float" office:value="439.999999999987" calcext:value-type="float">
            <text:p>440</text:p>
          </table:table-cell>
          <table:table-cell office:value-type="float" office:value="15918.3269003973" calcext:value-type="float">
            <text:p>15918.3269003973</text:p>
          </table:table-cell>
          <table:table-cell office:value-type="float" office:value="0.254838709677419" calcext:value-type="float">
            <text:p>0.2548387097</text:p>
          </table:table-cell>
          <table:table-cell office:value-type="float" office:value="0.654838709677419" calcext:value-type="float">
            <text:p>0.6548387097</text:p>
          </table:table-cell>
          <table:table-cell office:value-type="float" office:value="0.296774193548387" calcext:value-type="float">
            <text:p>0.2967741935</text:p>
          </table:table-cell>
          <table:table-cell office:value-type="float" office:value="3.32911392405063" calcext:value-type="float">
            <text:p>3.3291139241</text:p>
          </table:table-cell>
          <table:table-cell office:value-type="float" office:value="3.14130434782609" calcext:value-type="float">
            <text:p>3.1413043478</text:p>
          </table:table-cell>
          <table:table-cell office:value-type="float" office:value="0.472727272727286" calcext:value-type="float">
            <text:p>0.4727272727</text:p>
          </table:table-cell>
          <table:table-cell office:value-type="float" office:value="2.47783251231527" calcext:value-type="float">
            <text:p>2.4778325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78.62196446998" calcext:value-type="float">
            <text:p>2678.62196447</text:p>
          </table:table-cell>
          <table:table-cell office:value-type="float" office:value="0" calcext:value-type="float">
            <text:p>0</text:p>
          </table:table-cell>
          <table:table-cell office:value-type="float" office:value="2232.18497039164" calcext:value-type="float">
            <text:p>2232.1849703917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office:value-type="float" office:value="147" calcext:value-type="float">
            <text:p>147</text:p>
          </table:table-cell>
          <table:table-cell office:value-type="float" office:value="497" calcext:value-type="float">
            <text:p>497</text:p>
          </table:table-cell>
          <table:table-cell office:value-type="float" office:value="2232.18497039165" calcext:value-type="float">
            <text:p>2232.1849703917</text:p>
          </table:table-cell>
          <table:table-cell office:value-type="float" office:value="0.2" calcext:value-type="float">
            <text:p>0.2</text:p>
          </table:table-cell>
          <table:table-cell office:value-type="float" office:value="0.779310344827586" calcext:value-type="float">
            <text:p>0.7793103448</text:p>
          </table:table-cell>
          <table:table-cell office:value-type="float" office:value="0.248275862068965" calcext:value-type="float">
            <text:p>0.2482758621</text:p>
          </table:table-cell>
          <table:table-cell office:value-type="float" office:value="3.6551724137931" calcext:value-type="float">
            <text:p>3.6551724138</text:p>
          </table:table-cell>
          <table:table-cell office:value-type="float" office:value="3.26388888888889" calcext:value-type="float">
            <text:p>3.2638888889</text:p>
          </table:table-cell>
          <table:table-cell office:value-type="float" office:value="0.354124748490946" calcext:value-type="float">
            <text:p>0.3541247485</text:p>
          </table:table-cell>
          <table:table-cell office:value-type="float" office:value="2.50442477876106" calcext:value-type="float">
            <text:p>2.5044247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59.95176033463" calcext:value-type="float">
            <text:p>4759.9517603346</text:p>
          </table:table-cell>
          <table:table-cell office:value-type="float" office:value="0" calcext:value-type="float">
            <text:p>0</text:p>
          </table:table-cell>
          <table:table-cell office:value-type="float" office:value="3966.62646694552" calcext:value-type="float">
            <text:p>3966.6264669455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.02691700672095" calcext:value-type="float">
            <text:p>1.0269170067</text:p>
          </table:table-cell>
          <table:table-cell office:value-type="float" office:value="98" calcext:value-type="float">
            <text:p>98</text:p>
          </table:table-cell>
          <table:table-cell office:value-type="float" office:value="198" calcext:value-type="float">
            <text:p>198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  <table:table-cell office:value-type="float" office:value="385" calcext:value-type="float">
            <text:p>385</text:p>
          </table:table-cell>
          <table:table-cell office:value-type="float" office:value="4073.39617821581" calcext:value-type="float">
            <text:p>4073.3961782158</text:p>
          </table:table-cell>
          <table:table-cell office:value-type="float" office:value="0.282758620689655" calcext:value-type="float">
            <text:p>0.2827586207</text:p>
          </table:table-cell>
          <table:table-cell office:value-type="float" office:value="0.63448275862069" calcext:value-type="float">
            <text:p>0.6344827586</text:p>
          </table:table-cell>
          <table:table-cell office:value-type="float" office:value="0.337931034482759" calcext:value-type="float">
            <text:p>0.3379310345</text:p>
          </table:table-cell>
          <table:table-cell office:value-type="float" office:value="3.24390243902439" calcext:value-type="float">
            <text:p>3.243902439</text:p>
          </table:table-cell>
          <table:table-cell office:value-type="float" office:value="3.02040816326531" calcext:value-type="float">
            <text:p>3.0204081633</text:p>
          </table:table-cell>
          <table:table-cell office:value-type="float" office:value="0.514285714285714" calcext:value-type="float">
            <text:p>0.5142857143</text:p>
          </table:table-cell>
          <table:table-cell office:value-type="float" office:value="2.79891304347826" calcext:value-type="float">
            <text:p>2.7989130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04.85160590206" calcext:value-type="float">
            <text:p>2804.8516059021</text:p>
          </table:table-cell>
          <table:table-cell office:value-type="float" office:value="0" calcext:value-type="float">
            <text:p>0</text:p>
          </table:table-cell>
          <table:table-cell office:value-type="float" office:value="2337.3763382517" calcext:value-type="float">
            <text:p>2337.3763382517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.16316000302268" calcext:value-type="float">
            <text:p>1.163160003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72" calcext:value-type="float">
            <text:p>72</text:p>
          </table:table-cell>
          <table:table-cell office:value-type="float" office:value="142" calcext:value-type="float">
            <text:p>142</text:p>
          </table:table-cell>
          <table:table-cell office:value-type="float" office:value="318" calcext:value-type="float">
            <text:p>318</text:p>
          </table:table-cell>
          <table:table-cell office:value-type="float" office:value="2718.74266866598" calcext:value-type="float">
            <text:p>2718.742668666</text:p>
          </table:table-cell>
          <table:table-cell office:value-type="float" office:value="0.248275862068965" calcext:value-type="float">
            <text:p>0.2482758621</text:p>
          </table:table-cell>
          <table:table-cell office:value-type="float" office:value="0.606896551724138" calcext:value-type="float">
            <text:p>0.6068965517</text:p>
          </table:table-cell>
          <table:table-cell office:value-type="float" office:value="0.3" calcext:value-type="float">
            <text:p>0.3</text:p>
          </table:table-cell>
          <table:table-cell office:value-type="float" office:value="3.40277777777778" calcext:value-type="float">
            <text:p>3.4027777778</text:p>
          </table:table-cell>
          <table:table-cell office:value-type="float" office:value="3.27586206896552" calcext:value-type="float">
            <text:p>3.275862069</text:p>
          </table:table-cell>
          <table:table-cell office:value-type="float" office:value="0.534591194968553" calcext:value-type="float">
            <text:p>0.534591195</text:p>
          </table:table-cell>
          <table:table-cell office:value-type="float" office:value="2.78977272727273" calcext:value-type="float">
            <text:p>2.7897727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1.10160999915" calcext:value-type="float">
            <text:p>1521.1016099992</text:p>
          </table:table-cell>
          <table:table-cell office:value-type="float" office:value="0" calcext:value-type="float">
            <text:p>0</text:p>
          </table:table-cell>
          <table:table-cell office:value-type="float" office:value="1267.58467499929" calcext:value-type="float">
            <text:p>1267.5846749993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office:value-type="float" office:value="491" calcext:value-type="float">
            <text:p>491</text:p>
          </table:table-cell>
          <table:table-cell office:value-type="float" office:value="1267.58467499929" calcext:value-type="float">
            <text:p>1267.5846749993</text:p>
          </table:table-cell>
          <table:table-cell office:value-type="float" office:value="0.164516129032258" calcext:value-type="float">
            <text:p>0.164516129</text:p>
          </table:table-cell>
          <table:table-cell office:value-type="float" office:value="0.725806451612903" calcext:value-type="float">
            <text:p>0.7258064516</text:p>
          </table:table-cell>
          <table:table-cell office:value-type="float" office:value="0.206451612903226" calcext:value-type="float">
            <text:p>0.2064516129</text:p>
          </table:table-cell>
          <table:table-cell office:value-type="float" office:value="3.64705882352941" calcext:value-type="float">
            <text:p>3.6470588235</text:p>
          </table:table-cell>
          <table:table-cell office:value-type="float" office:value="3.28125" calcext:value-type="float">
            <text:p>3.28125</text:p>
          </table:table-cell>
          <table:table-cell office:value-type="float" office:value="0.305498981670061" calcext:value-type="float">
            <text:p>0.3054989817</text:p>
          </table:table-cell>
          <table:table-cell office:value-type="float" office:value="2.50222222222222" calcext:value-type="float">
            <text:p>2.50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36.021763403" calcext:value-type="float">
            <text:p>12036.021763403</text:p>
          </table:table-cell>
          <table:table-cell office:value-type="float" office:value="0" calcext:value-type="float">
            <text:p>0</text:p>
          </table:table-cell>
          <table:table-cell office:value-type="float" office:value="10030.0181361692" calcext:value-type="float">
            <text:p>10030.0181361692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.07950274238045" calcext:value-type="float">
            <text:p>1.0795027424</text:p>
          </table:table-cell>
          <table:table-cell office:value-type="float" office:value="88" calcext:value-type="float">
            <text:p>88</text:p>
          </table:table-cell>
          <table:table-cell office:value-type="float" office:value="208" calcext:value-type="float">
            <text:p>208</text:p>
          </table:table-cell>
          <table:table-cell office:value-type="float" office:value="71" calcext:value-type="float">
            <text:p>71</text:p>
          </table:table-cell>
          <table:table-cell office:value-type="float" office:value="174" calcext:value-type="float">
            <text:p>174</text:p>
          </table:table-cell>
          <table:table-cell office:value-type="float" office:value="428" calcext:value-type="float">
            <text:p>428</text:p>
          </table:table-cell>
          <table:table-cell office:value-type="float" office:value="10827.4320841203" calcext:value-type="float">
            <text:p>10827.4320841203</text:p>
          </table:table-cell>
          <table:table-cell office:value-type="float" office:value="0.244827586206897" calcext:value-type="float">
            <text:p>0.2448275862</text:p>
          </table:table-cell>
          <table:table-cell office:value-type="float" office:value="0.648275862068966" calcext:value-type="float">
            <text:p>0.6482758621</text:p>
          </table:table-cell>
          <table:table-cell office:value-type="float" office:value="0.303448275862069" calcext:value-type="float">
            <text:p>0.3034482759</text:p>
          </table:table-cell>
          <table:table-cell office:value-type="float" office:value="3.29577464788732" calcext:value-type="float">
            <text:p>3.2957746479</text:p>
          </table:table-cell>
          <table:table-cell office:value-type="float" office:value="2.97727272727273" calcext:value-type="float">
            <text:p>2.9772727273</text:p>
          </table:table-cell>
          <table:table-cell office:value-type="float" office:value="0.485981308411215" calcext:value-type="float">
            <text:p>0.4859813084</text:p>
          </table:table-cell>
          <table:table-cell office:value-type="float" office:value="2.55851063829787" calcext:value-type="float">
            <text:p>2.558510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87.25404022944" calcext:value-type="float">
            <text:p>3987.2540402294</text:p>
          </table:table-cell>
          <table:table-cell office:value-type="float" office:value="0" calcext:value-type="float">
            <text:p>0</text:p>
          </table:table-cell>
          <table:table-cell office:value-type="float" office:value="3322.71170019121" calcext:value-type="float">
            <text:p>3322.7117001912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.0019692873438" calcext:value-type="float">
            <text:p>1.0019692873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62" calcext:value-type="float">
            <text:p>62</text:p>
          </table:table-cell>
          <table:table-cell office:value-type="float" office:value="129" calcext:value-type="float">
            <text:p>129</text:p>
          </table:table-cell>
          <table:table-cell office:value-type="float" office:value="303" calcext:value-type="float">
            <text:p>303</text:p>
          </table:table-cell>
          <table:table-cell office:value-type="float" office:value="3329.2550742895" calcext:value-type="float">
            <text:p>3329.2550742895</text:p>
          </table:table-cell>
          <table:table-cell office:value-type="float" office:value="0.221428571428571" calcext:value-type="float">
            <text:p>0.2214285714</text:p>
          </table:table-cell>
          <table:table-cell office:value-type="float" office:value="0.55" calcext:value-type="float">
            <text:p>0.55</text:p>
          </table:table-cell>
          <table:table-cell office:value-type="float" office:value="0.267857142857143" calcext:value-type="float">
            <text:p>0.2678571429</text:p>
          </table:table-cell>
          <table:table-cell office:value-type="float" office:value="3.41935483870968" calcext:value-type="float">
            <text:p>3.4193548387</text:p>
          </table:table-cell>
          <table:table-cell office:value-type="float" office:value="3.29333333333333" calcext:value-type="float">
            <text:p>3.2933333333</text:p>
          </table:table-cell>
          <table:table-cell office:value-type="float" office:value="0.508250825082508" calcext:value-type="float">
            <text:p>0.5082508251</text:p>
          </table:table-cell>
          <table:table-cell office:value-type="float" office:value="2.91558441558442" calcext:value-type="float">
            <text:p>2.9155844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36.1649950283" calcext:value-type="float">
            <text:p>14536.1649950283</text:p>
          </table:table-cell>
          <table:table-cell office:value-type="float" office:value="0" calcext:value-type="float">
            <text:p>0</text:p>
          </table:table-cell>
          <table:table-cell office:value-type="float" office:value="12113.4708291903" calcext:value-type="float">
            <text:p>12113.4708291903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.00232549655547" calcext:value-type="float">
            <text:p>1.0023254966</text:p>
          </table:table-cell>
          <table:table-cell office:value-type="float" office:value="84" calcext:value-type="float">
            <text:p>84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153" calcext:value-type="float">
            <text:p>153</text:p>
          </table:table-cell>
          <table:table-cell office:value-type="float" office:value="480" calcext:value-type="float">
            <text:p>480</text:p>
          </table:table-cell>
          <table:table-cell office:value-type="float" office:value="12141.6406638784" calcext:value-type="float">
            <text:p>12141.6406638784</text:p>
          </table:table-cell>
          <table:table-cell office:value-type="float" office:value="0.22258064516129" calcext:value-type="float">
            <text:p>0.2225806452</text:p>
          </table:table-cell>
          <table:table-cell office:value-type="float" office:value="0.748387096774194" calcext:value-type="float">
            <text:p>0.7483870968</text:p>
          </table:table-cell>
          <table:table-cell office:value-type="float" office:value="0.270967741935484" calcext:value-type="float">
            <text:p>0.2709677419</text:p>
          </table:table-cell>
          <table:table-cell office:value-type="float" office:value="3.42028985507246" calcext:value-type="float">
            <text:p>3.4202898551</text:p>
          </table:table-cell>
          <table:table-cell office:value-type="float" office:value="3.0952380952381" calcext:value-type="float">
            <text:p>3.0952380952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2.48275862068966" calcext:value-type="float">
            <text:p>2.4827586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15.2169997723" calcext:value-type="float">
            <text:p>4815.2169997723</text:p>
          </table:table-cell>
          <table:table-cell office:value-type="float" office:value="0" calcext:value-type="float">
            <text:p>0</text:p>
          </table:table-cell>
          <table:table-cell office:value-type="float" office:value="4012.68083314358" calcext:value-type="float">
            <text:p>4012.680833143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.00177035584595" calcext:value-type="float">
            <text:p>1.0017703558</text:p>
          </table:table-cell>
          <table:table-cell office:value-type="float" office:value="123" calcext:value-type="float">
            <text:p>123</text:p>
          </table:table-cell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 office:value-type="float" office:value="380" calcext:value-type="float">
            <text:p>380</text:p>
          </table:table-cell>
          <table:table-cell office:value-type="float" office:value="4019.78470611448" calcext:value-type="float">
            <text:p>4019.7847061145</text:p>
          </table:table-cell>
          <table:table-cell office:value-type="float" office:value="0.336666666666667" calcext:value-type="float">
            <text:p>0.3366666667</text:p>
          </table:table-cell>
          <table:table-cell office:value-type="float" office:value="0.64" calcext:value-type="float">
            <text:p>0.64</text:p>
          </table:table-cell>
          <table:table-cell office:value-type="float" office:value="0.41" calcext:value-type="float">
            <text:p>0.41</text:p>
          </table:table-cell>
          <table:table-cell office:value-type="float" office:value="2.87128712871287" calcext:value-type="float">
            <text:p>2.8712871287</text:p>
          </table:table-cell>
          <table:table-cell office:value-type="float" office:value="2.67479674796748" calcext:value-type="float">
            <text:p>2.674796748</text:p>
          </table:table-cell>
          <table:table-cell office:value-type="float" office:value="0.636842105263158" calcext:value-type="float">
            <text:p>0.6368421053</text:p>
          </table:table-cell>
          <table:table-cell office:value-type="float" office:value="2.59895833333333" calcext:value-type="float">
            <text:p>2.598958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79.86865787808" calcext:value-type="float">
            <text:p>9279.8686578781</text:p>
          </table:table-cell>
          <table:table-cell office:value-type="float" office:value="0" calcext:value-type="float">
            <text:p>0</text:p>
          </table:table-cell>
          <table:table-cell office:value-type="float" office:value="7733.22388156507" calcext:value-type="float">
            <text:p>7733.223881565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.04147917158737" calcext:value-type="float">
            <text:p>1.0414791716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414" calcext:value-type="float">
            <text:p>414</text:p>
          </table:table-cell>
          <table:table-cell office:value-type="float" office:value="8053.99160187207" calcext:value-type="float">
            <text:p>8053.9916018721</text:p>
          </table:table-cell>
          <table:table-cell office:value-type="float" office:value="0.233333333333333" calcext:value-type="float">
            <text:p>0.2333333333</text:p>
          </table:table-cell>
          <table:table-cell office:value-type="float" office:value="0.683333333333333" calcext:value-type="float">
            <text:p>0.6833333333</text:p>
          </table:table-cell>
          <table:table-cell office:value-type="float" office:value="0.283333333333333" calcext:value-type="float">
            <text:p>0.2833333333</text:p>
          </table:table-cell>
          <table:table-cell office:value-type="float" office:value="3.42857142857143" calcext:value-type="float">
            <text:p>3.4285714286</text:p>
          </table:table-cell>
          <table:table-cell office:value-type="float" office:value="3.17647058823529" calcext:value-type="float">
            <text:p>3.1764705882</text:p>
          </table:table-cell>
          <table:table-cell office:value-type="float" office:value="0.415458937198068" calcext:value-type="float">
            <text:p>0.4154589372</text:p>
          </table:table-cell>
          <table:table-cell office:value-type="float" office:value="2.66829268292683" calcext:value-type="float">
            <text:p>2.6682926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37.79342206981" calcext:value-type="float">
            <text:p>5337.7934220698</text:p>
          </table:table-cell>
          <table:table-cell office:value-type="float" office:value="0" calcext:value-type="float">
            <text:p>0</text:p>
          </table:table-cell>
          <table:table-cell office:value-type="float" office:value="4448.16118505818" calcext:value-type="float">
            <text:p>4448.1611850582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.02597018015375" calcext:value-type="float">
            <text:p>1.0259701802</text:p>
          </table:table-cell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370.99999999997" calcext:value-type="float">
            <text:p>371</text:p>
          </table:table-cell>
          <table:table-cell office:value-type="float" office:value="4563.68073238708" calcext:value-type="float">
            <text:p>4563.6807323871</text:p>
          </table:table-cell>
          <table:table-cell office:value-type="float" office:value="0.248275862068965" calcext:value-type="float">
            <text:p>0.2482758621</text:p>
          </table:table-cell>
          <table:table-cell office:value-type="float" office:value="0.637931034482759" calcext:value-type="float">
            <text:p>0.6379310345</text:p>
          </table:table-cell>
          <table:table-cell office:value-type="float" office:value="0.296551724137931" calcext:value-type="float">
            <text:p>0.2965517241</text:p>
          </table:table-cell>
          <table:table-cell office:value-type="float" office:value="3.27777777777778" calcext:value-type="float">
            <text:p>3.2777777778</text:p>
          </table:table-cell>
          <table:table-cell office:value-type="float" office:value="3.04651162790698" calcext:value-type="float">
            <text:p>3.0465116279</text:p>
          </table:table-cell>
          <table:table-cell office:value-type="float" office:value="0.487870619946132" calcext:value-type="float">
            <text:p>0.4878706199</text:p>
          </table:table-cell>
          <table:table-cell office:value-type="float" office:value="2.52972972972973" calcext:value-type="float">
            <text:p>2.5297297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0.761509686787" calcext:value-type="float">
            <text:p>760.7615096868</text:p>
          </table:table-cell>
          <table:table-cell office:value-type="float" office:value="0" calcext:value-type="float">
            <text:p>0</text:p>
          </table:table-cell>
          <table:table-cell office:value-type="float" office:value="633.967924738988" calcext:value-type="float">
            <text:p>633.967924739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.0000000000000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404" calcext:value-type="float">
            <text:p>404</text:p>
          </table:table-cell>
          <table:table-cell office:value-type="float" office:value="633.967924738992" calcext:value-type="float">
            <text:p>633.967924739</text:p>
          </table:table-cell>
          <table:table-cell office:value-type="float" office:value="0.2" calcext:value-type="float">
            <text:p>0.2</text:p>
          </table:table-cell>
          <table:table-cell office:value-type="float" office:value="0.696666666666667" calcext:value-type="float">
            <text:p>0.6966666667</text:p>
          </table:table-cell>
          <table:table-cell office:value-type="float" office:value="0.24" calcext:value-type="float">
            <text:p>0.24</text:p>
          </table:table-cell>
          <table:table-cell office:value-type="float" office:value="3.85" calcext:value-type="float">
            <text:p>3.85</text:p>
          </table:table-cell>
          <table:table-cell office:value-type="float" office:value="3.58333333333333" calcext:value-type="float">
            <text:p>3.5833333333</text:p>
          </table:table-cell>
          <table:table-cell office:value-type="float" office:value="0.376237623762376" calcext:value-type="float">
            <text:p>0.3762376238</text:p>
          </table:table-cell>
          <table:table-cell office:value-type="float" office:value="2.69856459330144" calcext:value-type="float">
            <text:p>2.6985645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7.59866412665" calcext:value-type="float">
            <text:p>1737.5986641267</text:p>
          </table:table-cell>
          <table:table-cell office:value-type="float" office:value="0" calcext:value-type="float">
            <text:p>0</text:p>
          </table:table-cell>
          <table:table-cell office:value-type="float" office:value="1447.99888677221" calcext:value-type="float">
            <text:p>1447.9988867722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64" calcext:value-type="float">
            <text:p>164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321" calcext:value-type="float">
            <text:p>321</text:p>
          </table:table-cell>
          <table:table-cell office:value-type="float" office:value="1447.99888677221" calcext:value-type="float">
            <text:p>1447.9988867722</text:p>
          </table:table-cell>
          <table:table-cell office:value-type="float" office:value="0.207142857142857" calcext:value-type="float">
            <text:p>0.2071428571</text:p>
          </table:table-cell>
          <table:table-cell office:value-type="float" office:value="0.560714285714286" calcext:value-type="float">
            <text:p>0.5607142857</text:p>
          </table:table-cell>
          <table:table-cell office:value-type="float" office:value="0.271428571428571" calcext:value-type="float">
            <text:p>0.2714285714</text:p>
          </table:table-cell>
          <table:table-cell office:value-type="float" office:value="3.68965517241379" calcext:value-type="float">
            <text:p>3.6896551724</text:p>
          </table:table-cell>
          <table:table-cell office:value-type="float" office:value="3.11842105263158" calcext:value-type="float">
            <text:p>3.1184210526</text:p>
          </table:table-cell>
          <table:table-cell office:value-type="float" office:value="0.510903426791277" calcext:value-type="float">
            <text:p>0.5109034268</text:p>
          </table:table-cell>
          <table:table-cell office:value-type="float" office:value="2.85987261146497" calcext:value-type="float">
            <text:p>2.8598726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5.40895600367" calcext:value-type="float">
            <text:p>2735.4089560037</text:p>
          </table:table-cell>
          <table:table-cell office:value-type="float" office:value="0" calcext:value-type="float">
            <text:p>0</text:p>
          </table:table-cell>
          <table:table-cell office:value-type="float" office:value="2279.50746333639" calcext:value-type="float">
            <text:p>2279.5074633364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.04990130931697" calcext:value-type="float">
            <text:p>1.0499013093</text:p>
          </table:table-cell>
          <table:table-cell office:value-type="float" office:value="79" calcext:value-type="float">
            <text:p>79</text:p>
          </table:table-cell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float" office:value="145" calcext:value-type="float">
            <text:p>145</text:p>
          </table:table-cell>
          <table:table-cell office:value-type="float" office:value="388" calcext:value-type="float">
            <text:p>388</text:p>
          </table:table-cell>
          <table:table-cell office:value-type="float" office:value="2393.25787035468" calcext:value-type="float">
            <text:p>2393.2578703547</text:p>
          </table:table-cell>
          <table:table-cell office:value-type="float" office:value="0.196666666666667" calcext:value-type="float">
            <text:p>0.1966666667</text:p>
          </table:table-cell>
          <table:table-cell office:value-type="float" office:value="0.646666666666667" calcext:value-type="float">
            <text:p>0.6466666667</text:p>
          </table:table-cell>
          <table:table-cell office:value-type="float" office:value="0.263333333333333" calcext:value-type="float">
            <text:p>0.2633333333</text:p>
          </table:table-cell>
          <table:table-cell office:value-type="float" office:value="3.66101694915254" calcext:value-type="float">
            <text:p>3.6610169492</text:p>
          </table:table-cell>
          <table:table-cell office:value-type="float" office:value="3.17721518987342" calcext:value-type="float">
            <text:p>3.1772151899</text:p>
          </table:table-cell>
          <table:table-cell office:value-type="float" office:value="0.448453608247423" calcext:value-type="float">
            <text:p>0.4484536082</text:p>
          </table:table-cell>
          <table:table-cell office:value-type="float" office:value="2.53092783505155" calcext:value-type="float">
            <text:p>2.5309278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15.07214466545" calcext:value-type="float">
            <text:p>5415.0721446655</text:p>
          </table:table-cell>
          <table:table-cell office:value-type="float" office:value="0" calcext:value-type="float">
            <text:p>0</text:p>
          </table:table-cell>
          <table:table-cell office:value-type="float" office:value="4512.56012055454" calcext:value-type="float">
            <text:p>4512.5601205546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12" calcext:value-type="float">
            <text:p>212</text:p>
          </table:table-cell>
          <table:table-cell office:value-type="float" office:value="79" calcext:value-type="float">
            <text:p>79</text:p>
          </table:table-cell>
          <table:table-cell office:value-type="float" office:value="177" calcext:value-type="float">
            <text:p>177</text:p>
          </table:table-cell>
          <table:table-cell office:value-type="float" office:value="431" calcext:value-type="float">
            <text:p>431</text:p>
          </table:table-cell>
          <table:table-cell office:value-type="float" office:value="4512.56012055455" calcext:value-type="float">
            <text:p>4512.5601205546</text:p>
          </table:table-cell>
          <table:table-cell office:value-type="float" office:value="0.272413793103448" calcext:value-type="float">
            <text:p>0.2724137931</text:p>
          </table:table-cell>
          <table:table-cell office:value-type="float" office:value="0.703448275862069" calcext:value-type="float">
            <text:p>0.7034482759</text:p>
          </table:table-cell>
          <table:table-cell office:value-type="float" office:value="0.341379310344828" calcext:value-type="float">
            <text:p>0.3413793103</text:p>
          </table:table-cell>
          <table:table-cell office:value-type="float" office:value="3.18987341772152" calcext:value-type="float">
            <text:p>3.1898734177</text:p>
          </table:table-cell>
          <table:table-cell office:value-type="float" office:value="2.93939393939394" calcext:value-type="float">
            <text:p>2.9393939394</text:p>
          </table:table-cell>
          <table:table-cell office:value-type="float" office:value="0.491879350348028" calcext:value-type="float">
            <text:p>0.4918793503</text:p>
          </table:table-cell>
          <table:table-cell office:value-type="float" office:value="2.62745098039216" calcext:value-type="float">
            <text:p>2.6274509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19.2001268683" calcext:value-type="float">
            <text:p>21119.2001268683</text:p>
          </table:table-cell>
          <table:table-cell office:value-type="float" office:value="0" calcext:value-type="float">
            <text:p>0</text:p>
          </table:table-cell>
          <table:table-cell office:value-type="float" office:value="17599.333439057" calcext:value-type="float">
            <text:p>17599.333439057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.00085347877651" calcext:value-type="float">
            <text:p>1.0008534788</text:p>
          </table:table-cell>
          <table:table-cell office:value-type="float" office:value="93" calcext:value-type="float">
            <text:p>93</text:p>
          </table:table-cell>
          <table:table-cell office:value-type="float" office:value="216" calcext:value-type="float">
            <text:p>216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454" calcext:value-type="float">
            <text:p>454</text:p>
          </table:table-cell>
          <table:table-cell office:value-type="float" office:value="17614.3540966278" calcext:value-type="float">
            <text:p>17614.3540966278</text:p>
          </table:table-cell>
          <table:table-cell office:value-type="float" office:value="0.248387096774194" calcext:value-type="float">
            <text:p>0.2483870968</text:p>
          </table:table-cell>
          <table:table-cell office:value-type="float" office:value="0.683870967741935" calcext:value-type="float">
            <text:p>0.6838709677</text:p>
          </table:table-cell>
          <table:table-cell office:value-type="float" office:value="0.3" calcext:value-type="float">
            <text:p>0.3</text:p>
          </table:table-cell>
          <table:table-cell office:value-type="float" office:value="3.22077922077922" calcext:value-type="float">
            <text:p>3.2207792208</text:p>
          </table:table-cell>
          <table:table-cell office:value-type="float" office:value="2.97849462365591" calcext:value-type="float">
            <text:p>2.9784946237</text:p>
          </table:table-cell>
          <table:table-cell office:value-type="float" office:value="0.475770925110132" calcext:value-type="float">
            <text:p>0.4757709251</text:p>
          </table:table-cell>
          <table:table-cell office:value-type="float" office:value="2.58490566037736" calcext:value-type="float">
            <text:p>2.5849056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1.369384070758" calcext:value-type="float">
            <text:p>321.3693840708</text:p>
          </table:table-cell>
          <table:table-cell office:value-type="float" office:value="0" calcext:value-type="float">
            <text:p>0</text:p>
          </table:table-cell>
          <table:table-cell office:value-type="float" office:value="267.80782005895" calcext:value-type="float">
            <text:p>267.807820059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float" office:value="383" calcext:value-type="float">
            <text:p>383</text:p>
          </table:table-cell>
          <table:table-cell office:value-type="float" office:value="267.807820058951" calcext:value-type="float">
            <text:p>267.807820059</text:p>
          </table:table-cell>
          <table:table-cell office:value-type="float" office:value="0.146428571428571" calcext:value-type="float">
            <text:p>0.1464285714</text:p>
          </table:table-cell>
          <table:table-cell office:value-type="float" office:value="0.660714285714286" calcext:value-type="float">
            <text:p>0.6607142857</text:p>
          </table:table-cell>
          <table:table-cell office:value-type="float" office:value="0.182142857142857" calcext:value-type="float">
            <text:p>0.1821428571</text:p>
          </table:table-cell>
          <table:table-cell office:value-type="float" office:value="4.4390243902439" calcext:value-type="float">
            <text:p>4.4390243902</text:p>
          </table:table-cell>
          <table:table-cell office:value-type="float" office:value="3.94117647058824" calcext:value-type="float">
            <text:p>3.9411764706</text:p>
          </table:table-cell>
          <table:table-cell office:value-type="float" office:value="0.328981723237598" calcext:value-type="float">
            <text:p>0.3289817232</text:p>
          </table:table-cell>
          <table:table-cell office:value-type="float" office:value="2.71891891891892" calcext:value-type="float">
            <text:p>2.7189189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7.79332171166" calcext:value-type="float">
            <text:p>2137.7933217117</text:p>
          </table:table-cell>
          <table:table-cell office:value-type="float" office:value="0" calcext:value-type="float">
            <text:p>0</text:p>
          </table:table-cell>
          <table:table-cell office:value-type="float" office:value="1781.49443475972" calcext:value-type="float">
            <text:p>1781.4944347597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.00551121785337" calcext:value-type="float">
            <text:p>1.0055112179</text:p>
          </table:table-cell>
          <table:table-cell office:value-type="float" office:value="55" calcext:value-type="float">
            <text:p>55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323.000000000001" calcext:value-type="float">
            <text:p>323</text:p>
          </table:table-cell>
          <table:table-cell office:value-type="float" office:value="1791.31263869425" calcext:value-type="float">
            <text:p>1791.3126386943</text:p>
          </table:table-cell>
          <table:table-cell office:value-type="float" office:value="0.157142857142857" calcext:value-type="float">
            <text:p>0.1571428571</text:p>
          </table:table-cell>
          <table:table-cell office:value-type="float" office:value="0.589285714285714" calcext:value-type="float">
            <text:p>0.5892857143</text:p>
          </table:table-cell>
          <table:table-cell office:value-type="float" office:value="0.196428571428571" calcext:value-type="float">
            <text:p>0.1964285714</text:p>
          </table:table-cell>
          <table:table-cell office:value-type="float" office:value="4.38636363636364" calcext:value-type="float">
            <text:p>4.3863636364</text:p>
          </table:table-cell>
          <table:table-cell office:value-type="float" office:value="3.90909090909091" calcext:value-type="float">
            <text:p>3.9090909091</text:p>
          </table:table-cell>
          <table:table-cell office:value-type="float" office:value="0.383900928792569" calcext:value-type="float">
            <text:p>0.3839009288</text:p>
          </table:table-cell>
          <table:table-cell office:value-type="float" office:value="2.83030303030303" calcext:value-type="float">
            <text:p>2.8303030303</text:p>
          </table:table-cell>
        </table:table-row>
        <table:table-row table:style-name="ro1">
          <table:table-cell table:style-name="ce1" table:formula="of:=AVERAGE([.A2:.A30])" office:value-type="float" office:value="0" calcext:value-type="float">
            <text:p>0</text:p>
          </table:table-cell>
          <table:table-cell table:style-name="ce1" table:formula="of:=AVERAGE([.B2:.B30])" office:value-type="float" office:value="6692.04382565796" calcext:value-type="float">
            <text:p>6692.043825658</text:p>
          </table:table-cell>
          <table:table-cell table:style-name="ce1" table:formula="of:=AVERAGE([.C2:.C30])" office:value-type="float" office:value="0" calcext:value-type="float">
            <text:p>0</text:p>
          </table:table-cell>
          <table:table-cell table:style-name="ce1" table:formula="of:=AVERAGE([.D2:.D30])" office:value-type="float" office:value="5576.7660470021" calcext:value-type="float">
            <text:p>5576.7660470021</text:p>
          </table:table-cell>
          <table:table-cell table:style-name="ce1" table:formula="of:=AVERAGE([.E2:.E30])" office:value-type="float" office:value="195.172413793103" calcext:value-type="float">
            <text:p>195.1724137931</text:p>
          </table:table-cell>
          <table:table-cell table:style-name="ce1" table:formula="of:=AVERAGE([.F2:.F30])" office:value-type="float" office:value="0" calcext:value-type="float">
            <text:p>0</text:p>
          </table:table-cell>
          <table:table-cell table:style-name="ce2" table:formula="of:=AVERAGE([.G2:.G30])" office:value-type="float" office:value="1.02693043857933" calcext:value-type="float">
            <text:p>1.0269304386</text:p>
          </table:table-cell>
          <table:table-cell table:style-name="ce2" table:formula="of:=AVERAGE([.H2:.H30])" office:value-type="float" office:value="83.448275862069" calcext:value-type="float">
            <text:p>83.4482758621</text:p>
          </table:table-cell>
          <table:table-cell table:style-name="ce1" table:formula="of:=AVERAGE([.I2:.I30])" office:value-type="float" office:value="180.034482758621" calcext:value-type="float">
            <text:p>180.0344827586</text:p>
          </table:table-cell>
          <table:table-cell table:style-name="ce1" table:formula="of:=AVERAGE([.J2:.J30])" office:value-type="float" office:value="68.1379310344828" calcext:value-type="float">
            <text:p>68.1379310345</text:p>
          </table:table-cell>
          <table:table-cell table:style-name="ce1" table:formula="of:=AVERAGE([.K2:.K30])" office:value-type="float" office:value="150.413793103448" calcext:value-type="float">
            <text:p>150.4137931034</text:p>
          </table:table-cell>
          <table:table-cell table:style-name="ce1" table:formula="of:=AVERAGE([.L2:.L30])" office:value-type="float" office:value="400.724137931033" calcext:value-type="float">
            <text:p>400.724137931</text:p>
          </table:table-cell>
          <table:table-cell table:style-name="ce1" table:formula="of:=AVERAGE([.M2:.M30])" office:value-type="float" office:value="5791.9993910816" calcext:value-type="float">
            <text:p>5791.9993910816</text:p>
          </table:table-cell>
          <table:table-cell table:style-name="ce1" table:formula="of:=AVERAGE([.N2:.N30])" office:value-type="float" office:value="0.231460133591237" calcext:value-type="float">
            <text:p>0.2314601336</text:p>
          </table:table-cell>
          <table:table-cell table:style-name="ce1" table:formula="of:=AVERAGE([.O2:.O30])" office:value-type="float" office:value="0.663116653972394" calcext:value-type="float">
            <text:p>0.663116654</text:p>
          </table:table-cell>
          <table:table-cell table:style-name="ce2" table:formula="of:=AVERAGE([.P2:.P30])" office:value-type="float" office:value="0.283528359370291" calcext:value-type="float">
            <text:p>0.2835283594</text:p>
          </table:table-cell>
          <table:table-cell table:style-name="ce1" table:formula="of:=AVERAGE([.Q2:.Q30])" office:value-type="float" office:value="3.52391583293846" calcext:value-type="float">
            <text:p>3.5239158329</text:p>
          </table:table-cell>
          <table:table-cell table:style-name="ce2" table:formula="of:=AVERAGE([.R2:.R30])" office:value-type="float" office:value="3.23287106749866" calcext:value-type="float">
            <text:p>3.2328710675</text:p>
          </table:table-cell>
          <table:table-cell table:style-name="ce2" table:formula="of:=AVERAGE([.S2:.S30])" office:value-type="float" office:value="0.451888230399112" calcext:value-type="float">
            <text:p>0.4518882304</text:p>
          </table:table-cell>
          <table:table-cell table:style-name="ce1" table:formula="of:=AVERAGE([.T2:.T30])" office:value-type="float" office:value="2.63393040003365" calcext:value-type="float">
            <text:p>2.6339304</text:p>
          </table:table-cell>
        </table:table-row>
        <table:table-row table:style-name="ro1">
          <table:table-cell table:style-name="ce1" table:formula="of:=STDEV([.A2:.A30])" office:value-type="float" office:value="0" calcext:value-type="float">
            <text:p>0</text:p>
          </table:table-cell>
          <table:table-cell table:style-name="ce1" table:formula="of:=STDEV([.B2:.B30])" office:value-type="float" office:value="6393.57705851816" calcext:value-type="float">
            <text:p>6393.5770585182</text:p>
          </table:table-cell>
          <table:table-cell table:style-name="ce1" table:formula="of:=STDEV([.C2:.C30])" office:value-type="float" office:value="0" calcext:value-type="float">
            <text:p>0</text:p>
          </table:table-cell>
          <table:table-cell table:style-name="ce1" table:formula="of:=STDEV([.D2:.D30])" office:value-type="float" office:value="5327.9439386882" calcext:value-type="float">
            <text:p>5327.9439386882</text:p>
          </table:table-cell>
          <table:table-cell table:style-name="ce1" table:formula="of:=STDEV([.E2:.E30])" office:value-type="float" office:value="21.8093508214076" calcext:value-type="float">
            <text:p>21.8093508214</text:p>
          </table:table-cell>
          <table:table-cell table:style-name="ce1" table:formula="of:=STDEV([.F2:.F30])" office:value-type="float" office:value="0" calcext:value-type="float">
            <text:p>0</text:p>
          </table:table-cell>
          <table:table-cell table:style-name="ce2" table:formula="of:=STDEV([.G2:.G30])" office:value-type="float" office:value="0.0386573893681324" calcext:value-type="float">
            <text:p>0.0386573894</text:p>
          </table:table-cell>
          <table:table-cell table:style-name="ce2" table:formula="of:=STDEV([.H2:.H30])" office:value-type="float" office:value="19.4469722338476" calcext:value-type="float">
            <text:p>19.4469722338</text:p>
          </table:table-cell>
          <table:table-cell table:style-name="ce1" table:formula="of:=STDEV([.I2:.I30])" office:value-type="float" office:value="36.7515624144264" calcext:value-type="float">
            <text:p>36.7515624144</text:p>
          </table:table-cell>
          <table:table-cell table:style-name="ce1" table:formula="of:=STDEV([.J2:.J30])" office:value-type="float" office:value="16.3722852448255" calcext:value-type="float">
            <text:p>16.3722852448</text:p>
          </table:table-cell>
          <table:table-cell table:style-name="ce1" table:formula="of:=STDEV([.K2:.K30])" office:value-type="float" office:value="30.8388869094332" calcext:value-type="float">
            <text:p>30.8388869094</text:p>
          </table:table-cell>
          <table:table-cell table:style-name="ce1" table:formula="of:=STDEV([.L2:.L30])" office:value-type="float" office:value="56.8091394506481" calcext:value-type="float">
            <text:p>56.8091394506</text:p>
          </table:table-cell>
          <table:table-cell table:style-name="ce1" table:formula="of:=STDEV([.M2:.M30])" office:value-type="float" office:value="5646.67216071762" calcext:value-type="float">
            <text:p>5646.6721607176</text:p>
          </table:table-cell>
          <table:table-cell table:style-name="ce1" table:formula="of:=STDEV([.N2:.N30])" office:value-type="float" office:value="0.0538349012114717" calcext:value-type="float">
            <text:p>0.0538349012</text:p>
          </table:table-cell>
          <table:table-cell table:style-name="ce1" table:formula="of:=STDEV([.O2:.O30])" office:value-type="float" office:value="0.0581042187946442" calcext:value-type="float">
            <text:p>0.0581042188</text:p>
          </table:table-cell>
          <table:table-cell table:style-name="ce2" table:formula="of:=STDEV([.P2:.P30])" office:value-type="float" office:value="0.0640968227920444" calcext:value-type="float">
            <text:p>0.0640968228</text:p>
          </table:table-cell>
          <table:table-cell table:style-name="ce1" table:formula="of:=STDEV([.Q2:.Q30])" office:value-type="float" office:value="0.436622172201582" calcext:value-type="float">
            <text:p>0.4366221722</text:p>
          </table:table-cell>
          <table:table-cell table:style-name="ce2" table:formula="of:=STDEV([.R2:.R30])" office:value-type="float" office:value="0.410498881334095" calcext:value-type="float">
            <text:p>0.4104988813</text:p>
          </table:table-cell>
          <table:table-cell table:style-name="ce2" table:formula="of:=STDEV([.S2:.S30])" office:value-type="float" office:value="0.0851297167850603" calcext:value-type="float">
            <text:p>0.0851297168</text:p>
          </table:table-cell>
          <table:table-cell table:style-name="ce1" table:formula="of:=STDEV([.T2:.T30])" office:value-type="float" office:value="0.135961605472755" calcext:value-type="float">
            <text:p>0.1359616055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4T16:48:19.478246727</dc:date>
    <dc:creator>alexander </dc:creator>
    <meta:generator>LibreOffice/4.1.2.3$Linux_X86_64 LibreOffice_project/410m0$Build-3</meta:generator>
    <meta:editing-duration>PT1H26M40S</meta:editing-duration>
    <meta:editing-cycles>2</meta:editing-cycles>
    <meta:document-statistic meta:table-count="1" meta:cell-count="640" meta:object-count="0"/>
  </office:meta>
</office:document-meta>
</file>